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ff00" draw:fill="none" draw:fill-color="#cfe7f5" draw:textarea-vertical-align="middle"/>
    </style:style>
    <style:style style:name="gr2" style:family="graphic" style:parent-style-name="objectwithoutfill">
      <style:graphic-properties svg:stroke-color="#e6ff00" draw:fill="none" draw:fill-color="#cfe7f5" draw:textarea-vertical-align="middle"/>
    </style:style>
    <style:style style:name="gr3" style:family="graphic" style:parent-style-name="standard">
      <style:graphic-properties svg:stroke-color="#2300dc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9cm"/>
    </style:style>
    <style:style style:name="gr5" style:family="graphic" style:parent-style-name="standard">
      <style:graphic-properties draw:stroke="none" svg:stroke-color="#ffff00" draw:fill="none" draw:fill-color="#ffffff" fo:min-height="0.9cm"/>
    </style:style>
    <style:style style:name="gr6" style:family="graphic" style:parent-style-name="standard">
      <style:graphic-properties draw:stroke="none" svg:stroke-color="#999999" draw:fill="none" draw:fill-color="#ffffff" fo:min-height="2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00ff00" fo:font-size="16pt" style:font-size-asian="16pt" style:font-size-complex="16pt"/>
    </style:style>
    <style:style style:name="P4" style:family="paragraph">
      <style:paragraph-properties fo:text-align="center"/>
      <style:text-properties fo:color="#00ff00"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ff00" fo:font-size="16pt" style:font-size-asian="16pt" style:font-size-complex="16pt"/>
    </style:style>
    <style:style style:name="T3" style:family="text">
      <style:text-properties fo:color="#00ff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7.1cm" svg:x2="26.9cm" svg:y2="7.1cm">
          <text:p/>
        </draw:line>
        <draw:line draw:style-name="gr2" draw:text-style-name="P1" draw:layer="layout" svg:x1="1.5cm" svg:y1="10.701cm" svg:x2="27.6cm" svg:y2="10.701cm">
          <text:p/>
        </draw:line>
        <draw:custom-shape draw:style-name="gr3" draw:text-style-name="P2" draw:layer="layout" svg:width="2.7cm" svg:height="2cm" svg:x="1.5cm" svg:y="5.9cm">
          <text:p text:style-name="P2"><text:span text:style-name="T1">Field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2cm" svg:x="5cm" svg:y="5.9cm">
          <text:p text:style-name="P2"><text:span text:style-name="T1">Require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99cm" svg:height="2cm" svg:x="8.901cm" svg:y="6.001cm">
          <text:p text:style-name="P2"><text:span text:style-name="T1">Product</text:span></text:p>
          <text:p text:style-name="P2"><text:span text:style-name="T1">Conceptu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cm" svg:height="2.001cm" svg:x="2.5cm" svg:y="9.7cm">
          <text:p text:style-name="P2"><text:span text:style-name="T1">Technology </text:span></text:p>
          <text:p text:style-name="P2"><text:span text:style-name="T1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99cm" svg:height="2cm" svg:x="12.301cm" svg:y="9.7cm">
          <text:p text:style-name="P2"><text:span text:style-name="T1">Product</text:span></text:p>
          <text:p text:style-name="P2"><text:span text:style-name="T1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499cm" svg:height="2cm" svg:x="16.201cm" svg:y="9.701cm">
          <text:p text:style-name="P2"><text:span text:style-name="T1">P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99cm" svg:height="2cm" svg:x="18.301cm" svg:y="6.102cm">
          <text:p text:style-name="P2"><text:span text:style-name="T1">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cm" svg:x="19.4cm" svg:y="9.702cm">
          <text:p text:style-name="P2"><text:span text:style-name="T1">Development</text:span><text:span text:style-name="T1"><text:line-break/></text:span><text:span text:style-name="T1">&amp;</text:span></text:p>
          <text:p text:style-name="P2"><text:span text:style-name="T1">Te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99cm" svg:height="2cm" svg:x="21.901cm" svg:y="6.103cm">
          <text:p text:style-name="P2"><text:span text:style-name="T1">Field Tr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299cm" svg:height="2cm" svg:x="25.401cm" svg:y="6.104cm">
          <text:p text:style-name="P2"><text:span text:style-name="T1">Deliv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899cm" svg:height="2cm" svg:x="23.901cm" svg:y="9.703cm">
          <text:p text:style-name="P2"><text:span text:style-name="T1">Refin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cm" svg:height="1.15cm" svg:x="13.5cm" svg:y="6.35cm">
          <draw:text-box>
            <text:p text:style-name="P3"><text:span text:style-name="T2">RCI, Hyderabad</text:span></text:p>
          </draw:text-box>
        </draw:frame>
        <draw:frame draw:style-name="gr5" draw:text-style-name="P3" draw:layer="layout" svg:width="5cm" svg:height="1.15cm" svg:x="7cm" svg:y="9.85cm">
          <draw:text-box>
            <text:p text:style-name="P3"><text:span text:style-name="T2">Nevaeh, Kolkata</text:span></text:p>
          </draw:text-box>
        </draw:frame>
        <draw:frame draw:style-name="gr6" draw:text-style-name="P4" draw:layer="layout" svg:width="16cm" svg:height="2.35cm" svg:x="6.8cm" svg:y="13cm">
          <draw:text-box>
            <text:p text:style-name="P4"><text:span text:style-name="T3">Project Roadm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7:30:16.855848576</meta:creation-date>
    <dc:date>2015-11-20T18:15:12.602408489</dc:date>
    <meta:editing-duration>PT13M34S</meta:editing-duration>
    <meta:editing-cycles>5</meta:editing-cycles>
    <meta:generator>LibreOffice/4.2.7.2$Linux_X86_64 LibreOffice_project/420m0$Build-2</meta:generator>
    <meta:document-statistic meta:object-count="16"/>
  </office:meta>
</office:document-meta>
</file>